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83.59pt"/>
    </style:style>
    <style:style style:name="ro1" style:family="table-row">
      <style:table-row-properties style:row-height="32.9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66666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eeeee"/>
      <style:text-properties fo:color="#666666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heta values </text:p>
            <text:p>Interval</text:p>
          </table:table-cell>
          <table:table-cell table:style-name="ce1" office:value-type="string" calcext:value-type="string">
            <text:p>Sample</text:p>
            <text:p>Length</text:p>
          </table:table-cell>
          <table:table-cell table:style-name="ce3" office:value-type="string" calcext:value-type="string">
            <text:p>Min Theta</text:p>
          </table:table-cell>
          <table:table-cell table:style-name="ce3" office:value-type="string" calcext:value-type="string">
            <text:p>Max Theta</text:p>
          </table:table-cell>
          <table:table-cell table:style-name="ce1" office:value-type="string" calcext:value-type="string">
            <text:p>Mean of </text:p>
            <text:p>the thetas</text:p>
          </table:table-cell>
          <table:table-cell table:style-name="ce3" office:value-type="string" calcext:value-type="string">
            <text:p>SE of</text:p>
            <text:p>The thetas</text:p>
          </table:table-cell>
        </table:table-row>
        <table:table-row table:style-name="ro2">
          <table:table-cell office:value-type="string" calcext:value-type="string">
            <text:p>[ -2 ; <text:s/>-1.5 ]</text:p>
          </table:table-cell>
          <table:table-cell office:value-type="float" office:value="12193" calcext:value-type="float">
            <text:p>12193</text:p>
          </table:table-cell>
          <table:table-cell office:value-type="float" office:value="-1.716215" calcext:value-type="float">
            <text:p>-1.716215</text:p>
          </table:table-cell>
          <table:table-cell office:value-type="float" office:value="-1.500013" calcext:value-type="float">
            <text:p>-1.500013</text:p>
          </table:table-cell>
          <table:table-cell office:value-type="float" office:value="-1.58566162478471" calcext:value-type="float">
            <text:p>-1.5856616248</text:p>
          </table:table-cell>
          <table:table-cell office:value-type="float" office:value="0.000566616864950202" calcext:value-type="float">
            <text:p>0.0005666169</text:p>
          </table:table-cell>
        </table:table-row>
        <table:table-row table:style-name="ro2">
          <table:table-cell office:value-type="string" calcext:value-type="string">
            <text:p>] -1.5 ; <text:s/>-1 ]</text:p>
          </table:table-cell>
          <table:table-cell office:value-type="float" office:value="121331" calcext:value-type="float">
            <text:p>121331</text:p>
          </table:table-cell>
          <table:table-cell office:value-type="float" office:value="-1.499992" calcext:value-type="float">
            <text:p>-1.499992</text:p>
          </table:table-cell>
          <table:table-cell office:value-type="float" office:value="-1.000002" calcext:value-type="float">
            <text:p>-1.000002</text:p>
          </table:table-cell>
          <table:table-cell office:value-type="float" office:value="-1.19996401504974" calcext:value-type="float">
            <text:p>-1.199964015</text:p>
          </table:table-cell>
          <table:table-cell office:value-type="float" office:value="0.000386466429667868" calcext:value-type="float">
            <text:p>0.0003864664</text:p>
          </table:table-cell>
        </table:table-row>
        <table:table-row table:style-name="ro2">
          <table:table-cell office:value-type="string" calcext:value-type="string">
            <text:p>] -1 ; <text:s/>-0.5 ]</text:p>
          </table:table-cell>
          <table:table-cell office:value-type="float" office:value="211557" calcext:value-type="float">
            <text:p>211557</text:p>
          </table:table-cell>
          <table:table-cell office:value-type="float" office:value="-0.999995" calcext:value-type="float">
            <text:p>-0.999995</text:p>
          </table:table-cell>
          <table:table-cell office:value-type="float" office:value="-0.500002" calcext:value-type="float">
            <text:p>-0.500002</text:p>
          </table:table-cell>
          <table:table-cell office:value-type="float" office:value="-0.746735173333901" calcext:value-type="float">
            <text:p>-0.7467351733</text:p>
          </table:table-cell>
          <table:table-cell office:value-type="float" office:value="0.00031085104197449" calcext:value-type="float">
            <text:p>0.000310851</text:p>
          </table:table-cell>
        </table:table-row>
        <table:table-row table:style-name="ro2">
          <table:table-cell office:value-type="string" calcext:value-type="string">
            <text:p>] -0.5 ; <text:s/>0 ]</text:p>
          </table:table-cell>
          <table:table-cell office:value-type="float" office:value="193117" calcext:value-type="float">
            <text:p>193117</text:p>
          </table:table-cell>
          <table:table-cell office:value-type="float" office:value="-0.499994" calcext:value-type="float">
            <text:p>-0.499994</text:p>
          </table:table-cell>
          <table:table-cell table:style-name="ce4" office:value-type="float" office:value="-0.000001" calcext:value-type="float">
            <text:p>-1.00E-06</text:p>
          </table:table-cell>
          <table:table-cell office:value-type="float" office:value="-0.257888264326807" calcext:value-type="float">
            <text:p>-0.2578882643</text:p>
          </table:table-cell>
          <table:table-cell office:value-type="float" office:value="0.000328231206337915" calcext:value-type="float">
            <text:p>0.0003282312</text:p>
          </table:table-cell>
        </table:table-row>
        <table:table-row table:style-name="ro2">
          <table:table-cell office:value-type="string" calcext:value-type="string">
            <text:p>] 0 ; <text:s/>0.5 ]</text:p>
          </table:table-cell>
          <table:table-cell office:value-type="float" office:value="163131" calcext:value-type="float">
            <text:p>163131</text:p>
          </table:table-cell>
          <table:table-cell table:style-name="ce4" office:value-type="float" office:value="0.000013" calcext:value-type="float">
            <text:p>1.30E-05</text:p>
          </table:table-cell>
          <table:table-cell office:value-type="float" office:value="0.499995" calcext:value-type="float">
            <text:p>0.499995</text:p>
          </table:table-cell>
          <table:table-cell office:value-type="float" office:value="0.24409959683322" calcext:value-type="float">
            <text:p>0.2440995968</text:p>
          </table:table-cell>
          <table:table-cell office:value-type="float" office:value="0.000357631470489475" calcext:value-type="float">
            <text:p>0.0003576315</text:p>
          </table:table-cell>
        </table:table-row>
        <table:table-row table:style-name="ro2">
          <table:table-cell office:value-type="string" calcext:value-type="string">
            <text:p>] 0.5 ; <text:s/>1 ]</text:p>
          </table:table-cell>
          <table:table-cell office:value-type="float" office:value="139804" calcext:value-type="float">
            <text:p>139804</text:p>
          </table:table-cell>
          <table:table-cell office:value-type="float" office:value="0.500006" calcext:value-type="float">
            <text:p>0.500006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741350719535922" calcext:value-type="float">
            <text:p>0.7413507195</text:p>
          </table:table-cell>
          <table:table-cell office:value-type="float" office:value="0.000383891779054816" calcext:value-type="float">
            <text:p>0.0003838918</text:p>
          </table:table-cell>
        </table:table-row>
        <table:table-row table:style-name="ro2">
          <table:table-cell office:value-type="string" calcext:value-type="string">
            <text:p>] 1 ; <text:s/>1.5 ]</text:p>
          </table:table-cell>
          <table:table-cell office:value-type="float" office:value="95364" calcext:value-type="float">
            <text:p>9536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.499987" calcext:value-type="float">
            <text:p>1.499987</text:p>
          </table:table-cell>
          <table:table-cell office:value-type="float" office:value="1.22903198750052" calcext:value-type="float">
            <text:p>1.2290319875</text:p>
          </table:table-cell>
          <table:table-cell office:value-type="float" office:value="0.000466368307957553" calcext:value-type="float">
            <text:p>0.0004663683</text:p>
          </table:table-cell>
        </table:table-row>
        <table:table-row table:style-name="ro2">
          <table:table-cell office:value-type="string" calcext:value-type="string">
            <text:p>] 1.5 ; <text:s/>2 ]</text:p>
          </table:table-cell>
          <table:table-cell office:value-type="float" office:value="53275" calcext:value-type="float">
            <text:p>53275</text:p>
          </table:table-cell>
          <table:table-cell office:value-type="float" office:value="1.500001" calcext:value-type="float">
            <text:p>1.500001</text:p>
          </table:table-cell>
          <table:table-cell office:value-type="float" office:value="1.999989" calcext:value-type="float">
            <text:p>1.999989</text:p>
          </table:table-cell>
          <table:table-cell office:value-type="float" office:value="1.70721131083998" calcext:value-type="float">
            <text:p>1.7072113108</text:p>
          </table:table-cell>
          <table:table-cell office:value-type="float" office:value="0.000585438331928745" calcext:value-type="float">
            <text:p>0.0005854383</text:p>
          </table:table-cell>
        </table:table-row>
        <table:table-row table:style-name="ro2">
          <table:table-cell office:value-type="string" calcext:value-type="string">
            <text:p>] 2 ; <text:s/>2.5 ]</text:p>
          </table:table-cell>
          <table:table-cell office:value-type="float" office:value="9435" calcext:value-type="float">
            <text:p>9435</text:p>
          </table:table-cell>
          <table:table-cell office:value-type="float" office:value="2.000034" calcext:value-type="float">
            <text:p>2.000034</text:p>
          </table:table-cell>
          <table:table-cell office:value-type="float" office:value="2.499647" calcext:value-type="float">
            <text:p>2.499647</text:p>
          </table:table-cell>
          <table:table-cell office:value-type="float" office:value="2.15864535251722" calcext:value-type="float">
            <text:p>2.1586453525</text:p>
          </table:table-cell>
          <table:table-cell office:value-type="float" office:value="0.00129623419631921" calcext:value-type="float">
            <text:p>0.0012962342</text:p>
          </table:table-cell>
        </table:table-row>
        <table:table-row table:style-name="ro2">
          <table:table-cell office:value-type="string" calcext:value-type="string">
            <text:p>] 2.5 ; <text:s/>3 ]</text:p>
          </table:table-cell>
          <table:table-cell office:value-type="float" office:value="793" calcext:value-type="float">
            <text:p>793</text:p>
          </table:table-cell>
          <table:table-cell office:value-type="float" office:value="2.500007" calcext:value-type="float">
            <text:p>2.500007</text:p>
          </table:table-cell>
          <table:table-cell office:value-type="float" office:value="3.083216" calcext:value-type="float">
            <text:p>3.083216</text:p>
          </table:table-cell>
          <table:table-cell office:value-type="float" office:value="2.66660270996217" calcext:value-type="float">
            <text:p>2.66660271</text:p>
          </table:table-cell>
          <table:table-cell office:value-type="float" office:value="0.00542581157173854" calcext:value-type="float">
            <text:p>0.0054258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3:26:47.900654057</meta:creation-date>
    <dc:date>2018-03-21T23:41:55.509277238</dc:date>
    <meta:editing-duration>PT4M55S</meta:editing-duration>
    <meta:editing-cycles>2</meta:editing-cycles>
    <meta:generator>LibreOffice/5.1.6.2$Linux_X86_64 LibreOffice_project/10m0$Build-2</meta:generator>
    <meta:document-statistic meta:table-count="1" meta:cell-count="66" meta:object-count="0"/>
  </office:meta>
</office:document-meta>
</file>